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7.995cm" fo:margin-left="-0.203cm" style:page-number="auto" table:align="left" style:writing-mode="lr-tb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0.998cm"/>
    </style:style>
    <style:style style:name="Table1.1" style:family="table-row">
      <style:table-row-properties style:row-height="5.399cm" fo:keep-together="auto"/>
    </style:style>
    <style:style style:name="Table1.A1" style:family="table-cell">
      <style:table-cell-properties style:vertical-align="middle" fo:padding-left="0.203cm" fo:padding-right="0.203cm" fo:padding-top="0cm" fo:padding-bottom="0cm" fo:border="none" style:writing-mode="lr-tb"/>
    </style:style>
    <style:style style:name="Table1.B1" style:family="table-cell">
      <style:table-cell-properties style:vertical-align="top" fo:padding="0cm" fo:border-left="none" fo:border-right="none" fo:border-top="1pt solid #ffffff" fo:border-bottom="1pt solid #ffffff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cm" fo:margin-bottom="0cm" style:contextual-spacing="false" fo:line-height="0.035cm"/>
    </style:style>
    <style:style style:name="P3" style:family="paragraph" style:parent-style-name="Avery_20_Style_20_1">
      <style:paragraph-properties style:snap-to-layout-grid="false"/>
    </style:style>
    <style:style style:name="P4" style:family="paragraph">
      <style:paragraph-properties style:writing-mode="lr-tb"/>
    </style:style>
    <style:style style:name="gr1" style:family="graphic">
      <style:graphic-properties draw:stroke="solid" svg:stroke-width="0.009cm" svg:stroke-color="#bfbfbf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3"><text:bookmark text:name="Blank_MP1_panel1"/></text:p>
          </table:table-cell>
          <table:table-cell table:style-name="Table1.B1" table:number-rows-spanned="5" office:value-type="string">
            <text:p text:style-name="P1"/>
          </table:table-cell>
          <table:table-cell table:style-name="Table1.A1" office:value-type="string">
            <text:p text:style-name="P3"><text:bookmark text:name="Blank_MP1_panel2"/></text:p>
          </table:table-cell>
        </table:table-row>
        <table:table-row table:style-name="Table1.1">
          <table:table-cell table:style-name="Table1.A1" office:value-type="string">
            <text:p text:style-name="P3"><text:bookmark text:name="Blank_MP1_panel3"/></text:p>
          </table:table-cell>
          <table:covered-table-cell/>
          <table:table-cell table:style-name="Table1.A1" office:value-type="string">
            <text:p text:style-name="P3"><text:bookmark text:name="Blank_MP1_panel4"/></text:p>
          </table:table-cell>
        </table:table-row>
        <table:table-row table:style-name="Table1.1">
          <table:table-cell table:style-name="Table1.A1" office:value-type="string">
            <text:p text:style-name="P3"><text:bookmark text:name="Blank_MP1_panel5"/></text:p>
          </table:table-cell>
          <table:covered-table-cell/>
          <table:table-cell table:style-name="Table1.A1" office:value-type="string">
            <text:p text:style-name="P3"><text:bookmark text:name="Blank_MP1_panel6"/></text:p>
          </table:table-cell>
        </table:table-row>
        <table:table-row table:style-name="Table1.1">
          <table:table-cell table:style-name="Table1.A1" office:value-type="string">
            <text:p text:style-name="P3"><text:bookmark text:name="Blank_MP1_panel7"/></text:p>
          </table:table-cell>
          <table:covered-table-cell/>
          <table:table-cell table:style-name="Table1.A1" office:value-type="string">
            <text:p text:style-name="P3"><text:bookmark text:name="Blank_MP1_panel8"/></text:p>
          </table:table-cell>
        </table:table-row>
        <table:table-row table:style-name="Table1.1">
          <table:table-cell table:style-name="Table1.A1" office:value-type="string">
            <text:p text:style-name="P3"><text:bookmark text:name="Blank_MP1_panel9"/></text:p>
          </table:table-cell>
          <table:covered-table-cell/>
          <table:table-cell table:style-name="Table1.A1" office:value-type="string">
            <text:p text:style-name="P3"><text:bookmark text:name="Blank_MP1_panel10"/></text:p>
          </table:table-cell>
        </table:table-row>
      </table:table>
      <text:p text:style-name="P2"><draw:custom-shape text:anchor-type="char" draw:z-index="0" draw:style-name="gr1" draw:text-style-name="P4" drawooo:display="screen" svg:width="8.501cm" svg:height="5.4cm" svg:x="1.499cm" svg:y="1.353cm"><text:p/><draw:enhanced-geometry svg:viewBox="0 0 21600 21600" draw:type="rectangle" draw:enhanced-path="M 0 0 L 21600 0 21600 21600 0 21600 0 0 Z N"/></draw:custom-shape><draw:custom-shape text:anchor-type="char" draw:z-index="1" draw:style-name="gr1" draw:text-style-name="P4" drawooo:display="screen" svg:width="8.501cm" svg:height="5.4cm" svg:x="11cm" svg:y="1.353cm"><text:p/><draw:enhanced-geometry svg:viewBox="0 0 21600 21600" draw:type="rectangle" draw:enhanced-path="M 0 0 L 21600 0 21600 21600 0 21600 0 0 Z N"/></draw:custom-shape><draw:custom-shape text:anchor-type="char" draw:z-index="2" draw:style-name="gr1" draw:text-style-name="P4" drawooo:display="screen" svg:width="8.501cm" svg:height="5.4cm" svg:x="1.499cm" svg:y="6.754cm"><text:p/><draw:enhanced-geometry svg:viewBox="0 0 21600 21600" draw:type="rectangle" draw:enhanced-path="M 0 0 L 21600 0 21600 21600 0 21600 0 0 Z N"/></draw:custom-shape><draw:custom-shape text:anchor-type="char" draw:z-index="3" draw:style-name="gr1" draw:text-style-name="P4" drawooo:display="screen" svg:width="8.501cm" svg:height="5.4cm" svg:x="11cm" svg:y="6.757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4" draw:style-name="gr1" draw:text-style-name="P4" drawooo:display="screen" svg:width="8.501cm" svg:height="5.4cm" svg:x="1.499cm" svg:y="12.153cm"><text:p/><draw:enhanced-geometry svg:viewBox="0 0 21600 21600" draw:type="rectangle" draw:enhanced-path="M 0 0 L 21600 0 21600 21600 0 21600 0 0 Z N"/></draw:custom-shape><draw:custom-shape text:anchor-type="char" draw:z-index="5" draw:style-name="gr1" draw:text-style-name="P4" drawooo:display="screen" svg:width="8.501cm" svg:height="5.4cm" svg:x="11cm" svg:y="12.157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6" draw:style-name="gr1" draw:text-style-name="P4" drawooo:display="screen" svg:width="8.501cm" svg:height="5.4cm" svg:x="1.499cm" svg:y="17.554cm"><text:p/><draw:enhanced-geometry svg:viewBox="0 0 21600 21600" draw:type="rectangle" draw:enhanced-path="M 0 0 L 21600 0 21600 21600 0 21600 0 0 Z N"/></draw:custom-shape><draw:custom-shape text:anchor-type="char" draw:z-index="7" draw:style-name="gr1" draw:text-style-name="P4" drawooo:display="screen" svg:width="8.501cm" svg:height="5.4cm" svg:x="11cm" svg:y="17.554cm"><text:p/><draw:enhanced-geometry svg:viewBox="0 0 21600 21600" draw:type="rectangle" draw:enhanced-path="M 0 0 L 21600 0 21600 21600 0 21600 0 0 Z N"/></draw:custom-shape><draw:custom-shape text:anchor-type="char" draw:z-index="8" draw:style-name="gr1" draw:text-style-name="P4" drawooo:display="screen" svg:width="8.501cm" svg:height="5.4cm" svg:x="11cm" svg:y="22.953cm"><text:p/><draw:enhanced-geometry svg:viewBox="0 0 21600 21600" draw:type="rectangle" draw:enhanced-path="M 0 0 L 21600 0 21600 21600 0 21600 0 0 Z N"/></draw:custom-shape><draw:custom-shape text:anchor-type="char" draw:z-index="9" draw:style-name="gr1" draw:text-style-name="P4" drawooo:display="screen" svg:width="8.501cm" svg:height="5.4cm" svg:x="1.499cm" svg:y="22.953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very_20_Style_20_1" style:display-name="Avery Style 1" style:family="paragraph">
      <style:paragraph-properties fo:margin-left="0.296cm" fo:margin-right="0.296cm" fo:margin-top="0.101cm" fo:margin-bottom="0.101cm" style:contextual-spacing="false" fo:text-align="center" style:justify-single-word="false" fo:orphans="2" fo:widows="2" fo:text-indent="0cm" style:auto-text-indent="false"/>
      <style:text-properties fo:color="#000000" style:font-name="Arial" fo:font-family="Arial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49cm" fo:margin-bottom="1.138cm" fo:margin-left="1.72cm" fo:margin-right="0.78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dc:description>Copyright 2013 Avery Dennison Corporation. All rights reserved.</dc:description>
    <meta:initial-creator>Avery Dennison Corporation</meta:initial-creator>
    <meta:creation-date>2013-02-04T12:29:00</meta:creation-date>
    <dc:creator>George Tsiagalakis</dc:creator>
    <dc:date>2014-08-06T23:13:02.443335750</dc:date>
    <meta:editing-cycles>3</meta:editing-cycles>
    <meta:editing-duration>P2171DT9H31M44S</meta:editing-duration>
    <meta:printed-by>gts </meta:printed-by>
    <meta:print-date>2014-07-02T00:50:03.657944817</meta:print-date>
    <meta:generator>LibreOffice/4.2.5.2$Linux_X86_64 LibreOffice_project/420$Build-2</meta:generator>
    <meta:document-statistic meta:table-count="1" meta:image-count="0" meta:object-count="0" meta:page-count="1" meta:paragraph-count="0" meta:word-count="0" meta:character-count="0" meta:non-whitespace-character-count="0"/>
    <meta:user-defined meta:name="productGroup">A-0018-01</meta:user-defined>
  </office:meta>
</office:document-meta>
</file>